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 style:font-family-generic="modern" style:font-pitch="fixed"/>
    <style:font-face style:name="unifont1" svg:font-family="unifon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arial" fo:font-size="14pt" fo:letter-spacing="normal" fo:font-style="normal" fo:font-weight="normal" style:font-size-asian="14pt" style:font-size-complex="14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rial" fo:font-size="12pt" fo:letter-spacing="normal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2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rial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paragraph-properties fo:margin-left="0in" fo:margin-right="0in" fo:orphans="2" fo:widows="2" fo:text-indent="0in" style:auto-text-indent="false"/>
      <style:text-properties fo:font-variant="normal" fo:text-transform="none" style:font-name="arial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variant="normal" fo:text-transform="none" style:font-name="arial" fo:font-size="12pt" fo:letter-spacing="normal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style:font-name="arial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actica de uSim</text:p>
      <text:p text:style-name="P1"/>
      <text:p text:style-name="P1"/>
      <text:p text:style-name="P3">Compresión del Simulador orientado a eventos discretos</text:p>
      <text:p text:style-name="P3"/>
      <text:list xml:id="list11334862801" text:style-name="L1">
        <text:list-item>
          <text:p text:style-name="P8">Observar en NAM el envío del paquete realizado en main.cpp.</text:p>
        </text:list-item>
      </text:list>
      <text:p text:style-name="P2"/>
      <text:p text:style-name="P12"><text:span text:style-name="T5"><text:tab/>En la función test_NAM() de main.cpp se observa como generar una traza NAM usando la clase NamGenerator. Para capturar los tiempo de cada evento se puede usar el método get_curr_time() de la clase ListScheduler. En el archivo nam.txt hay una guia que detalla el formato de entrada de NAM.</text:span></text:p>
      <text:p text:style-name="P2"/>
      <text:list xml:id="list41533410" text:continue-numbering="true" text:style-name="L1">
        <text:list-header>
          <text:p text:style-name="P8"/>
        </text:list-header>
        <text:list-item>
          <text:p text:style-name="P8">Crear un de flujo de datos que sea generado por capa APP.</text:p>
        </text:list-item>
      </text:list>
      <text:p text:style-name="P2"/>
      <text:p text:style-name="P14"><text:span text:style-name="T3"><text:tab/></text:span><text:span text:style-name="T4">Hay que crear una rutina que genere eventos de envío inicial de paquetes, se debe tomar en cuenta el tiempo en el que se va a planificar el evento, para esto se va a usar una variable de entrada que indique la frecuencia en la que se genera los paquetes (en bits por segundo) y el tamaño del paquete.</text:span></text:p>
      <text:p text:style-name="P13"/>
      <text:p text:style-name="P2"/>
      <text:p text:style-name="P2"/>
      <text:p text:style-name="P6"><text:span text:style-name="T2">Compresión de </text:span><text:span text:style-name="T1">la función</text:span><text:span text:style-name="T2"> de un cuello de botella</text:span></text:p>
      <text:p text:style-name="P5"/>
      <text:list xml:id="list1066001241" text:style-name="L2">
        <text:list-item>
          <text:p text:style-name="P11">Comparar Throughput de entrada y salida de la red</text:p>
          <text:list>
            <text:list-item>
              <text:list>
                <text:list-header>
                  <text:p text:style-name="P11"><text:s/></text:p>
                </text:list-header>
              </text:list>
            </text:list-item>
          </text:list>
        </text:list-item>
      </text:list>
      <text:p text:style-name="P10"><text:tab/>El Throughput es el rendimiento que tiene el sistema en un momento dado y se mide en bits por segundo. Se debe capturar el valor del <text:s/>Throughput al momento de salir del nodo SRC y al momento de entrar al nodo DST. La formula para calcular el <text:s/>Throughput es: <text:s text:c="2"/>Cantidad de bits totales / Tiempo</text:p>
      <text:p text:style-name="P10"/>
      <text:p text:style-name="P10"/>
      <text:list xml:id="list535448093" text:continue-numbering="true" text:style-name="L2">
        <text:list-item>
          <text:p text:style-name="P9">Generar dinámica de perdida de paquetes en la red, comparar Throughput de entrada y salida, visualizar en NAM. </text:p>
        </text:list-item>
      </text:list>
      <text:list xml:id="list1880490235" text:continue-list="list41533410" text:style-name="L1">
        <text:list-item>
          <text:list>
            <text:list-header>
              <text:p text:style-name="P8"/>
            </text:list-header>
          </text:list>
        </text:list-item>
      </text:list>
      <text:p text:style-name="P12"><text:span text:style-name="T5"><text:s text:c="8"/>Para crear perdidas de paquetes debemos tomar en cuenta dos variables, el tamaño de la cola del nodo Router y los valores de ancho de banda entre nodos. Debemos hacer el tamaño del ancho de banda entre R y D mas pequeño que el ancho de banda ente S y R, y reducir el valor del tamaño de cola del nodo R, para generar una dinámica de cuello de botella y poder observar perdidas de paquetes en la red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DejaVu Sans Mono" svg:font-family="'DejaVu Sans Mono'" style:font-family-generic="modern" style:font-pitch="fixed"/>
    <style:font-face style:name="unifont1" svg:font-family="unifon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unifont" style:font-size-asian="14pt" style:font-name-complex="unifon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unifont1" style:font-size-asian="10pt" style:font-name-complex="unifont1" style:font-size-complex="10pt"/>
    </style:style>
    <style:style style:name="Numbering_20_Symbols" style:display-name="Numbering Symbols" style:family="text">
      <style:text-properties style:font-name="Ari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00:18:39</meta:creation-date>
    <dc:date>2014-10-30T13:13:46</dc:date>
    <meta:editing-duration>PT47M8S</meta:editing-duration>
    <meta:editing-cycles>15</meta:editing-cycles>
    <meta:generator>LibreOffice/3.5$Linux_x86 LibreOffice_project/350m1$Build-2</meta:generator>
    <meta:document-statistic meta:table-count="0" meta:image-count="0" meta:object-count="0" meta:page-count="1" meta:paragraph-count="12" meta:word-count="314" meta:character-count="1694" meta:non-whitespace-character-count="1378"/>
  </office:meta>
</office:document-meta>
</file>